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5.126cm"/>
    </style:style>
    <style:style style:name="Table1.B" style:family="table-column">
      <style:table-column-properties style:column-width="11.158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16.284cm" table:align="left"/>
    </style:style>
    <style:style style:name="Table2.A" style:family="table-column">
      <style:table-column-properties style:column-width="5.126cm"/>
    </style:style>
    <style:style style:name="Table2.B" style:family="table-column">
      <style:table-column-properties style:column-width="11.158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16.284cm" table:align="left"/>
    </style:style>
    <style:style style:name="Table3.A" style:family="table-column">
      <style:table-column-properties style:column-width="5.126cm"/>
    </style:style>
    <style:style style:name="Table3.B" style:family="table-column">
      <style:table-column-properties style:column-width="11.158cm"/>
    </style:style>
    <style:style style:name="Table3.A1" style:family="table-cell">
      <style:table-cell-properties style:vertical-align="middle" fo:padding="0.185cm" fo:border="0.05pt solid #000000"/>
    </style:style>
    <style:style style:name="Table4" style:family="table">
      <style:table-properties style:width="16.284cm" table:align="left"/>
    </style:style>
    <style:style style:name="Table4.A" style:family="table-column">
      <style:table-column-properties style:column-width="5.126cm"/>
    </style:style>
    <style:style style:name="Table4.B" style:family="table-column">
      <style:table-column-properties style:column-width="11.158cm"/>
    </style:style>
    <style:style style:name="Table4.A1" style:family="table-cell">
      <style:table-cell-properties style:vertical-align="middle" fo:padding="0.185cm" fo:border="0.05pt solid #000000"/>
    </style:style>
    <style:style style:name="Table4.A2" style:family="table-cell">
      <style:table-cell-properties style:vertical-align="middle" fo:padding="0.185cm" fo:border-left="0.05pt solid #000000" fo:border-right="none" fo:border-top="0.05pt solid #000000" fo:border-bottom="0.05pt solid #000000"/>
    </style:style>
    <style:style style:name="Table4.A3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  <text:p text:style-name="P3">print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4">“ “ <text:span text:style-name="T1">or ‘ ‘</text:span>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#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+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-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/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*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%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2"/>
            <text:p text:style-name="P3">&lt;</text:p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"/>
            <text:p text:style-name="P3">&gt;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&lt;=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&gt;=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%s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%d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%r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True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False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/>
            <text:p text:style-name="P3">\n</text:p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"/>
            <text:p text:style-name="P3">\t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\\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4">“”” “””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raw_input()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from sys import argv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arg, arg = argv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file.open()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file.read()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file.truncate()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"/>
            <text:p text:style-name="P3">file.write()</text:p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"/>
            <text:p text:style-name="P3">open(file, ‘w’)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/>
            <text:p text:style-name="P3">file.close()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3" office:value-type="string">
            <text:p text:style-name="P2"/>
            <text:p text:style-name="P3">from os.path import exists</text:p>
            <text:p text:style-name="Table_20_Contents"/>
          </table:table-cell>
          <table:table-cell table:style-name="Table4.A3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"/>
            <text:p text:style-name="P3">exists()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"/>
            <text:p text:style-name="P3">def name():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"/>
            <text:p text:style-name="P3">file.seek(0)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"/>
            <text:p text:style-name="P3">file.readline()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"/>
            <text:p text:style-name="P3">return</text:p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4:27:53.770353915</meta:creation-date>
    <dc:date>2015-09-13T14:33:08.424493327</dc:date>
    <meta:editing-duration>PT5M15S</meta:editing-duration>
    <meta:editing-cycles>1</meta:editing-cycles>
    <meta:document-statistic meta:table-count="4" meta:image-count="0" meta:object-count="0" meta:page-count="4" meta:paragraph-count="36" meta:word-count="52" meta:character-count="255" meta:non-whitespace-character-count="239"/>
    <meta:generator>LibreOffice/4.4.2.2$Linux_X86_64 LibreOffice_project/40m0$Build-2</meta:generator>
  </office:meta>
</office:document-meta>
</file>